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nsolas" svg:font-family="Consolas, 'Courier New', monospace"/>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list-style-name="L1">
      <style:paragraph-properties fo:text-align="start" style:justify-single-word="false"/>
      <style:text-properties fo:font-size="12pt" style:font-size-asian="12pt" style:font-size-complex="12pt"/>
    </style:style>
    <style:style style:name="P7" style:family="paragraph" style:parent-style-name="Standard" style:list-style-name="L2">
      <style:paragraph-properties fo:text-align="start" style:justify-single-word="false"/>
      <style:text-properties fo:font-size="12pt" style:font-size-asian="12pt" style:font-size-complex="12pt"/>
    </style:style>
    <style:style style:name="P8" style:family="paragraph" style:parent-style-name="Standard" style:list-style-name="L3">
      <style:paragraph-properties fo:text-align="start" style:justify-single-word="false"/>
      <style:text-properties fo:font-size="12pt" style:font-size-asian="12pt" style:font-size-complex="12pt"/>
    </style:style>
    <style:style style:name="P9" style:family="paragraph" style:parent-style-name="Standard">
      <style:paragraph-properties fo:text-align="start" style:justify-single-word="false"/>
      <style:text-properties fo:font-size="14pt" style:text-underline-style="none" style:font-size-asian="14pt" style:font-size-complex="14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list-style-name="L4"/>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rnet de bord</text:p>
      <text:p text:style-name="P2"/>
      <text:p text:style-name="P2"/>
      <text:p text:style-name="P4">Nous avons travaillé en équipe pour développer un jeu de Takuzu. Ce projet nous a posé plusieurs problèmes, que nous avons dû résoudre ensemble en planifiant notre travail et en trouvant des solutions créatives. Dans ce carnet de bord, nous allons vous présenter notre organisation, les difficultés que nous avons rencontrées, mais aussi <text:s/>les solutions que nous avons trouvées pour les surmonter. </text:p>
      <text:p text:style-name="P9"/>
      <text:p text:style-name="P1"><text:span text:style-name="T1">Début du projet </text:span><text:span text:style-name="T2">(Mardi 2 Mars)</text:span></text:p>
      <text:p text:style-name="P3">Ce jour nous avons dans un premier temps analysé le projet, cilbé les différantes taches à faire et nous nous les sommes réparties.</text:p>
      <text:p text:style-name="P3"/>
      <text:p text:style-name="P5"><text:span text:style-name="T3">Timothé:</text:span> responsable de la structure de la grille </text:p>
      <text:list xml:id="list4129055313254852013" text:style-name="L1">
        <text:list-item>
          <text:p text:style-name="P6">lecture(nom_fic) </text:p>
        </text:list-item>
        <text:list-item>
          <text:p text:style-name="P6">affiche(g)</text:p>
        </text:list-item>
        <text:list-item>
          <text:p text:style-name="P6">demande_coup() </text:p>
        </text:list-item>
        <text:list-item>
          <text:p text:style-name="P6">coord_coup_joue(case) </text:p>
        </text:list-item>
        <text:list-item>
          <text:p text:style-name="P6">joue_coup(g,l,c,v) </text:p>
          <text:p text:style-name="P6"/>
        </text:list-item>
      </text:list>
      <text:p text:style-name="P3">Louis et Luca: logique du jeu vérification de la validé de la grille</text:p>
      <text:list xml:id="list1789455006890860190" text:style-name="L2">
        <text:list-item>
          <text:p text:style-name="P7">grille_remplie(g)</text:p>
        </text:list-item>
        <text:list-item>
          <text:p text:style-name="P7">verif_nb_0_nb_1(g) </text:p>
        </text:list-item>
        <text:list-item>
          <text:p text:style-name="P7">verif_000_111(g) </text:p>
        </text:list-item>
        <text:list-item>
          <text:p text:style-name="P7">verif_ligne_colonne(g)</text:p>
        </text:list-item>
      </text:list>
      <text:p text:style-name="P5"/>
      <text:p text:style-name="P5">Tous ensemble: mis en commun</text:p>
      <text:list xml:id="list527316635250044143" text:style-name="L3">
        <text:list-item>
          <text:p text:style-name="P8">takuzu(nom_fic)</text:p>
        </text:list-item>
      </text:list>
      <text:p text:style-name="P11"/>
      <text:p text:style-name="P10"/>
      <text:p text:style-name="Standard">Pour représenter la grille du Takuzu dans notre programme en python. Nous avons choisi d'utiliser une liste de listes, où chaque sous-liste représente une ligne de la grille. Cette structure nous a permis de manipuler facilement les cases individuelles de la grille.</text:p>
      <text:p text:style-name="Standard">Pour faire en sort que l'on puisse différancier les cases non modifiable et les cases modifiable, Nous avons crée une liste avec 5 caractères différants.</text:p>
      <text:list xml:id="list7371343858952615600" text:style-name="L4">
        <text:list-item>
          <text:p text:style-name="P12">Les chiffres 0 et 1 pour les cases non modifiables</text:p>
        </text:list-item>
        <text:list-item>
          <text:p text:style-name="P12">Les chiffres 2 et 3 pour les cases modifiables</text:p>
        </text:list-item>
        <text:list-item>
          <text:p text:style-name="P12">Le chiffre 9 pour les cases vides</text:p>
        </text:list-item>
      </text:list>
      <text:p text:style-name="Standard"/>
      <text:p text:style-name="Standard">Pour codé la fonction affiche(g):</text:p>
      <text:list xml:id="list8588438058451157424" text:style-name="L7">
        <text:list-item>
          <text:p text:style-name="P14">Nous avons eu besoins utlisé une variable de type "str" nommé alpha (pour alphabet). Cette variable permet d'associer une lettre au numéro d'une colonne dans la Takuzu</text:p>
        </text:list-item>
      </text:list>
      <text:list xml:id="list5746942605037772330" text:style-name="L6">
        <text:list-item>
          <text:p text:style-name="P13">Nous avons aussi eu besoin de créer un fonction annexe, que nous avons nommé replaceCaractere. Cette fonction prend en paramètre un caractères (un chiffre) de la grille et renvoie le caractères graphique associer. ("*", "0", "1"). Elle est appelé pour chaque chiffre de la grille</text:p>
        </text:list-item>
      </text:list>
      <text:p text:style-name="Standard"/>
      <text:p text:style-name="Standard"/>
      <text:p text:style-name="Standard"><text:soft-page-break/>Pour codé la fonction demande_coup():</text:p>
      <text:list xml:id="list4503654782139885156" text:style-name="L9">
        <text:list-item>
          <text:p text:style-name="P15">Aucune difficultés</text:p>
        </text:list-item>
      </text:list>
      <text:p text:style-name="Standard"/>
      <text:p text:style-name="Standard">Pour codé la fonction coord_coup_joue():</text:p>
      <text:list xml:id="list6011638336001338172" text:style-name="L10">
        <text:list-item>
          <text:p text:style-name="P16">Une fois la fonction affiche codé, cette fonction était simple car nous avons a nouveau utilisé la variable alpha. Pour associer à chaque lettre une colonne</text:p>
        </text:list-item>
      </text:list>
      <text:p text:style-name="Standard"/>
      <text:p text:style-name="Standard">Pour codé la fonction joue_coup(g,l,c,v):</text:p>
      <text:list xml:id="list7659484430120674511" text:style-name="L11">
        <text:list-item>
          <text:p text:style-name="P17">Dans cette fonction, le paramètre v est l'entier correspondant a la valeur joué. Dans ce cas comme les cases sont modifiables. Nous ajoutons dans la liste le chiffre 2 et 3, le 2 correspondant au 0 et le 3 correspondant au 1.</text:p>
        </text:list-item>
      </text:list>
      <text:p text:style-name="Standard"/>
      <text:p text:style-name="Standard">Avant de codé codé la fonction takuzu(grille) qui gère le déroulement de la partie</text:p>
      <text:p text:style-name="Standard">Nous avons codé une fonction verification qui a pour paramètre (grille, colonne, ligne, valeur)</text:p>
      <text:p text:style-name="Standard">Cette fonction renvoie 2 element différant sous la forme d'une liste. [boolean, str]. Le premier element correspond à validié de l'action faite par la joueur. Le deuzième element correspond au message si validié fausse il y a.<text:line-break/>Dans cette fonction 3 verifications sont effectuées:</text:p>
      <text:list xml:id="list1535028400488774132" text:style-name="L12">
        <text:list-item>
          <text:p text:style-name="P18">Test si la case est présante dans la grille: (A7)</text:p>
        </text:list-item>
        <text:list-item>
          <text:p text:style-name="P18">Test si la case peut être modifié</text:p>
        </text:list-item>
        <text:list-item>
          <text:p text:style-name="P18">Test si la valeur saisi est correct: (0 ou 1)</text:p>
        </text:list-item>
      </text:list>
      <text:p text:style-name="Standard">Cette fonction permet d'évité les principales erreurs, et dans un même temps d'avertir le joueur dans le cas ou l'action qu'il shouaite effectué soit impossible a réalis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nsolas" svg:font-family="Consolas, 'Courier New', monospace"/>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M18S</meta:editing-duration>
    <meta:editing-cycles>10</meta:editing-cycles>
    <meta:generator>OpenOffice/4.1.6$Win32 OpenOffice.org_project/416m1$Build-9790</meta:generator>
    <dc:date>2023-03-15T23:20:32.76</dc:date>
    <meta:document-statistic meta:table-count="0" meta:image-count="0" meta:object-count="0" meta:page-count="2" meta:paragraph-count="38" meta:word-count="532" meta:character-count="3211"/>
    <meta:user-defined meta:name="Info 1"/>
    <meta:user-defined meta:name="Info 2"/>
    <meta:user-defined meta:name="Info 3"/>
    <meta:user-defined meta:name="Info 4"/>
  </office:meta>
</office:document-meta>
</file>